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aac" officeooo:paragraph-rsid="00045aa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5aac" officeooo:paragraph-rsid="00045aac" style:font-weight-asian="bold" style:font-weight-complex="bold"/>
    </style:style>
    <style:style style:name="P3" style:family="paragraph" style:parent-style-name="Standard">
      <style:text-properties fo:font-weight="bold" officeooo:rsid="00045aac" officeooo:paragraph-rsid="00045aac" style:font-weight-asian="bold" style:font-weight-complex="bold"/>
    </style:style>
    <style:style style:name="P4" style:family="paragraph" style:parent-style-name="Standard">
      <style:text-properties fo:font-weight="bold" officeooo:rsid="00065323" officeooo:paragraph-rsid="00065323" style:font-weight-asian="bold" style:font-weight-complex="bold"/>
    </style:style>
    <style:style style:name="P5" style:family="paragraph" style:parent-style-name="Standard">
      <style:text-properties fo:font-weight="bold" officeooo:rsid="0006e309" officeooo:paragraph-rsid="0006e309" style:font-weight-asian="bold" style:font-weight-complex="bold"/>
    </style:style>
    <style:style style:name="P6" style:family="paragraph" style:parent-style-name="Standard">
      <style:text-properties fo:font-weight="bold" officeooo:rsid="0009f202" officeooo:paragraph-rsid="0009f202" style:font-weight-asian="bold" style:font-weight-complex="bold"/>
    </style:style>
    <style:style style:name="P7" style:family="paragraph" style:parent-style-name="Standard">
      <style:text-properties fo:font-weight="bold" officeooo:rsid="000b2780" officeooo:paragraph-rsid="000b2780" style:font-weight-asian="bold" style:font-weight-complex="bold"/>
    </style:style>
    <style:style style:name="P8" style:family="paragraph" style:parent-style-name="Standard">
      <style:text-properties fo:font-weight="normal" officeooo:rsid="0004817d" officeooo:paragraph-rsid="0004817d" style:font-weight-asian="normal" style:font-weight-complex="normal"/>
    </style:style>
    <style:style style:name="P9" style:family="paragraph" style:parent-style-name="Standard">
      <style:text-properties fo:font-weight="normal" officeooo:rsid="00065323" officeooo:paragraph-rsid="00065323" style:font-weight-asian="normal" style:font-weight-complex="normal"/>
    </style:style>
    <style:style style:name="P10" style:family="paragraph" style:parent-style-name="Standard">
      <style:text-properties fo:font-weight="normal" officeooo:rsid="0006e309" officeooo:paragraph-rsid="0006e309" style:font-weight-asian="normal" style:font-weight-complex="normal"/>
    </style:style>
    <style:style style:name="P11" style:family="paragraph" style:parent-style-name="Standard">
      <style:text-properties fo:font-weight="normal" officeooo:rsid="000865e0" officeooo:paragraph-rsid="000865e0" style:font-weight-asian="normal" style:font-weight-complex="normal"/>
    </style:style>
    <style:style style:name="P12" style:family="paragraph" style:parent-style-name="Standard">
      <style:text-properties fo:font-weight="normal" officeooo:rsid="0009f202" officeooo:paragraph-rsid="0009f202" style:font-weight-asian="normal" style:font-weight-complex="normal"/>
    </style:style>
    <style:style style:name="P13" style:family="paragraph" style:parent-style-name="Standard">
      <style:text-properties fo:font-weight="normal" officeooo:rsid="000b2780" officeooo:paragraph-rsid="000b2780" style:font-weight-asian="normal" style:font-weight-complex="normal"/>
    </style:style>
    <style:style style:name="P14" style:family="paragraph" style:parent-style-name="Standard">
      <style:text-properties officeooo:rsid="00065323" officeooo:paragraph-rsid="00065323"/>
    </style:style>
    <style:style style:name="P15" style:family="paragraph" style:parent-style-name="Standard">
      <style:text-properties officeooo:rsid="00068593" officeooo:paragraph-rsid="00068593"/>
    </style:style>
    <style:style style:name="P16" style:family="paragraph" style:parent-style-name="Standard">
      <style:paragraph-properties fo:break-before="page"/>
      <style:text-properties fo:font-weight="bold" officeooo:rsid="000865e0" officeooo:paragraph-rsid="000865e0" style:font-weight-asian="bold" style:font-weight-complex="bold"/>
    </style:style>
    <style:style style:name="P17" style:family="paragraph" style:parent-style-name="Standard">
      <style:text-properties fo:font-weight="normal" officeooo:rsid="000e10e0" officeooo:paragraph-rsid="000e10e0" style:font-weight-asian="normal" style:font-weight-complex="normal"/>
    </style:style>
    <style:style style:name="P18" style:family="paragraph" style:parent-style-name="Standard">
      <style:text-properties fo:font-weight="normal" officeooo:rsid="0009f202" officeooo:paragraph-rsid="0009f202" style:font-weight-asian="normal" style:font-weight-complex="normal"/>
    </style:style>
    <style:style style:name="P19" style:family="paragraph" style:parent-style-name="Standard">
      <style:text-properties fo:font-weight="bold" officeooo:rsid="000865e0" officeooo:paragraph-rsid="000865e0" style:font-weight-asian="bold" style:font-weight-complex="bold"/>
    </style:style>
    <style:style style:name="T1" style:family="text">
      <style:text-properties officeooo:rsid="00065323"/>
    </style:style>
    <style:style style:name="T2" style:family="text">
      <style:text-properties officeooo:rsid="000865e0"/>
    </style:style>
    <style:style style:name="T3" style:family="text">
      <style:text-properties officeooo:rsid="000c4a81"/>
    </style:style>
    <style:style style:name="T4" style:family="text">
      <style:text-properties officeooo:rsid="000ea84f"/>
    </style:style>
    <style:style style:name="T5" style:family="text">
      <style:text-properties officeooo:rsid="001080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sifieur LDA</text:p>
      <text:p text:style-name="P3"/>
      <text:p text:style-name="P3">Général :</text:p>
      <text:p text:style-name="P1">Le classifieur a été utilisé de trois façons, mais elles ont toutes le même défaut : ce classifieur permet de distinguer les invités de la présentatrice alors que l’objectif est d’identifier la présentatrice. La différence se fera à l’utilisation du classifieur entrainé sur cette vidéo avec une autre vidéo, les performances risques de chuter.</text:p>
      <text:p text:style-name="P1">En particulier, si une nouvelle voix est plus proche de celle de la présentatrice que de celle des invités de la vidéo d’entraînement, elle sera identifiée comme celle de la présentatrice. </text:p>
      <text:p text:style-name="P1">Cette erreur est cependant identifiable automatiquement en mesurant le temps de parole de la présentatrice, qui varira alors simple au double. <text:span text:style-name="T3">(ce qui ne résous pas le problème mais permet de ne <text:s/>pas utiliser un résultat faux).</text:span></text:p>
      <text:p text:style-name="P1"/>
      <text:p text:style-name="P4">Features :</text:p>
      <text:p text:style-name="P14">Les résultats présentés sont fait avec des features très simples :</text:p>
      <text:p text:style-name="P14">Pour le son des mfcc calculées entre 20 et 4000hz avec 24 MEL et 24 Ceptres par fenêtre de hamming de 1s avec un recouvrement de 0,5s</text:p>
      <text:p text:style-name="P14">Pour l’image, seule l’image du centre de la fenêtre est étudiée. L’image a été recadrée de façon à éliminer le bandeau du bas et les bords gauche, droite et haut. La moyenne et la variance ont été calculées sur 7 valeurs : niveau de gris, bleu, rouge, vert, teinte, luminosité, saturation</text:p>
      <text:p text:style-name="P15">(à vérifier : est-ce que luminosité et niveau de gris ce n’est pas identique?)</text:p>
      <text:p text:style-name="P1"/>
      <text:p text:style-name="P3">Un classifieur :</text:p>
      <text:p text:style-name="P8">Les quatres classes sont identifées chacune par un entier.</text:p>
      <text:p text:style-name="P10">L’inconvénient est que le classifieur est ignorant des liens entre les classes, il n’exploite donc pas toute l’information disponible.</text:p>
      <text:p text:style-name="P8">Le LDA <text:span text:style-name="T1">donne de très bons résultats :</text:span></text:p>
      <text:p text:style-name="P9">5,5 % d’erreur sur le train et 8,1 % sur le test</text:p>
      <text:p text:style-name="P9"/>
      <text:p text:style-name="P5">Deux classifieurs :</text:p>
      <text:p text:style-name="P10">On réalise un classifieur pour détecter que la modératrice parle et un autre pour la détecter à l’écran. <text:s/>L’ensemble des features sont en entrée</text:p>
      <text:p text:style-name="P10">Les résultats <text:span text:style-name="T2">pour l’audio sont :</text:span></text:p>
      <text:p text:style-name="P11">Train - Préc : 91.0 % Rappel : 86.9 % Erreur : 3.8 %</text:p>
      <text:p text:style-name="P11">Test - Préc : 92.4 % Rappel : 85.5 % Erreur : 5.6 %</text:p>
      <text:p text:style-name="P11">et pour la video :</text:p>
      <text:p text:style-name="P11">Train - Préc : 87.3 % Rappel : 85.0 % Erreur : 2.7 %</text:p>
      <text:p text:style-name="P11">Test - Préc : 96.4 % Rappel : 86.9 % Erreur : 1.9 %</text:p>
      <text:p text:style-name="P17">Globalement les résultats sont :</text:p>
      <text:p text:style-name="P17">6,2 % d’erreur sur le train et 7,2 % sur le test</text:p>
      <text:p text:style-name="P17"/>
      <text:p text:style-name="P19"/>
      <text:p text:style-name="P16">Quatre classifieurs :</text:p>
      <text:p text:style-name="P11">On réalise un classifieur pour chacune des quatre classes.</text:p>
      <text:p text:style-name="P12">L’intérêt et l’inconvénient de cette méthode est qu’il est possible que le résultat des 4 classifieurs ne soit pas cohérent. On a alors une incertitude sur le résultat. Suivant le traitement suivant, cela peut-être rédibitoire, ou au contraire utile de ne pas se baser sur les fenetre incertaines.</text:p>
      <text:p text:style-name="P12">Totalement absente grâce à Audio+Video</text:p>
      <text:p text:style-name="P12">Train - Préc : 96.0 Rappel : 98.5 Erreur : 4.5</text:p>
      <text:p text:style-name="P12">Test - Préc : 91.2 Rappel : 98.4 Erreur : 8.0</text:p>
      <text:p text:style-name="P12">Présente video grâce à Audio+Video</text:p>
      <text:p text:style-name="P12">Train - Préc : 69.0 Rappel : 90.6 Erreur : 1.3</text:p>
      <text:p text:style-name="P12">Test - Préc : 50.0 Rappel : 60.9 Erreur : 2.2</text:p>
      <text:p text:style-name="P12">Présente audio grâce à Audio+Video</text:p>
      <text:p text:style-name="P12">Train - Préc : 77.9 Rappel : 77.9 Erreur : 4.6</text:p>
      <text:p text:style-name="P12">Test - Préc : 0.7 Rappel : 4.3 Erreur : 16.4</text:p>
      <text:p text:style-name="P12">Présente Audio+Video grâce à Audio+Video</text:p>
      <text:p text:style-name="P12">Train - Préc : 75.5 Rappel : 83.5 Erreur : 3.1</text:p>
      <text:p text:style-name="P12">Test - Préc : 72.4 Rappel : 84.8 Erreur : 4.6</text:p>
      <text:p text:style-name="P12"/>
      <text:p text:style-name="P17">Globalement :</text:p>
      <text:p text:style-name="P17">Taux de prédiction sur le train : 99,3 %</text:p>
      <text:p text:style-name="P17">Taux d'erreur sur le train : 4,2 % sur les prédictions faites et <text:span text:style-name="T4">(4,2/0,993)</text:span> 4,2 % sur l’ensemble</text:p>
      <text:p text:style-name="P17">Taux de prédiction sur le train : 98,2 %</text:p>
      <text:p text:style-name="P17">Taux d'erreur sur le train : 7,4 % sur les prédictions faites et <text:span text:style-name="T4">(7,4/0,982)</text:span> 7,6 % sur l’ensemble</text:p>
      <text:p text:style-name="P12"/>
      <text:p text:style-name="P12"><text:s/><text:span text:style-name="T5">Ce classifieur est clairement meilleur que le premier</text:span></text:p>
      <text:p text:style-name="P12"/>
      <text:p text:style-name="P6">A étudier : résultat « présente audio et pas en vidéo »</text:p>
      <text:p text:style-name="P12"/>
      <text:p text:style-name="P6">Impact du multi-modal en entrée</text:p>
      <text:p text:style-name="P12">On peut avoir un doute sur l’utilité d’avoir les features des deux canaux en entrée. En se limitant aux features du canal étudié, on peut comparer les résultats avec les résultat « deux classifieurs »</text:p>
      <text:p text:style-name="P12">Audio grâce à Audio</text:p>
      <text:p text:style-name="P12">Train - Préc : 90.1 Rappel : 87.1 Erreur : 3.9</text:p>
      <text:p text:style-name="P12">Test - Préc : 92.2 Rappel : 83.6 Erreur : 6.1</text:p>
      <text:p text:style-name="P13">Video grâce à Video</text:p>
      <text:p text:style-name="P13">Train - Préc : 89.6 Rappel : 84.6 Erreur : 2.5</text:p>
      <text:p text:style-name="P13">Test - Préc : 96.4 Rappel : 86.9 Erreur : 1.9</text:p>
      <text:p text:style-name="P13">Globalement, on voit une très légère diminution des résultats en retirant un canal, elle est trop faible pour être significative.</text:p>
      <text:p text:style-name="P13"/>
      <text:p text:style-name="P7">Bonus :</text:p>
      <text:p text:style-name="P13">La magie des boucles a sortie d’autres résultats</text:p>
      <text:p text:style-name="P13">par exemple :</text:p>
      <text:p text:style-name="P13">Video grâce à Audio</text:p>
      <text:p text:style-name="P13">Train - Préc : 54.0 Rappel : 40.2 Erreur : 9.2</text:p>
      <text:p text:style-name="P13">Test - Préc : 36.4 Rappel : 38.5 Erreur : 15.2</text:p>
      <text:p text:style-name="P13"/>
      <text:p text:style-name="P13">On devine si elle est à l’écran en fonction de la voix. Les résultats ne sont pas si mauvais que ça. Il faudrait vérifier la corrélation entre sa présence à l’écran et sa prise de parole.</text:p>
      <text:p text:style-name="P13"/>
      <text:p text:style-name="P13">Les autres sorties :</text:p>
      <text:p text:style-name="P13"/>
      <text:p text:style-name="P13"><text:soft-page-break/>Video grâce à Audio</text:p>
      <text:p text:style-name="P13">Train - Préc : 54.0 Rappel : 40.2 Erreur : 9.2</text:p>
      <text:p text:style-name="P13">Test - Préc : 36.4 Rappel : 38.5 Erreur : 15.2</text:p>
      <text:p text:style-name="P13">Totalement absente grâce à Audio</text:p>
      <text:p text:style-name="P13">Train - Préc : 94.6 Rappel : 97.3 Erreur : 6.6</text:p>
      <text:p text:style-name="P13">Test - Préc : 92.1 Rappel : 97.7 Erreur : 7.7</text:p>
      <text:p text:style-name="P13">Présente* video grâce à Audio</text:p>
      <text:p text:style-name="P13">Train - Préc : 76.3 Rappel : 45.3 Erreur : 1.8</text:p>
      <text:p text:style-name="P13">Test - Préc : 0 Rappel : 0 Erreur : 0.0</text:p>
      <text:p text:style-name="P13">Présente* audio grâce à Audio</text:p>
      <text:p text:style-name="P13">Train - Préc : 67.4 Rappel : 69.9 Erreur : 6.6</text:p>
      <text:p text:style-name="P13">Test - Préc : 2.6 Rappel : 17.4 Erreur : 16.5</text:p>
      <text:p text:style-name="P13">Présente Audio+Video grâce à Audio</text:p>
      <text:p text:style-name="P13">Train - Préc : 55.6 Rappel : 58.2 Erreur : 6.2</text:p>
      <text:p text:style-name="P13">Test - Préc : 31.3 Rappel : 41.4 Erreur : 14.4</text:p>
      <text:p text:style-name="P13">Audio grâce à Video</text:p>
      <text:p text:style-name="P13">Train - Préc : 70.2 Rappel : 41.1 Erreur : 13.3</text:p>
      <text:p text:style-name="P13">Test - Préc : 76.8 Rappel : 32.0 Erreur : 20.3</text:p>
      <text:p text:style-name="P13">Totalement absente grâce à Video</text:p>
      <text:p text:style-name="P13">Train - Préc : 88.2 Rappel : 98.5 Erreur : 11.7</text:p>
      <text:p text:style-name="P13">Test - Préc : 79.5 Rappel : 97.2 Erreur : 20.0</text:p>
      <text:p text:style-name="P13">Présente* video grâce à Video</text:p>
      <text:p text:style-name="P13">Train - Préc : 26.6 Rappel : 90.6 Erreur : 6.9</text:p>
      <text:p text:style-name="P13">Test - Préc : 18.3 Rappel : 87.0 Erreur : 8.9</text:p>
      <text:p text:style-name="P13">Présente* audio grâce à Video</text:p>
      <text:p text:style-name="P13">Train - Préc : 100.0 Rappel : 0.8 Erreur : 10.3</text:p>
      <text:p text:style-name="P13">Test - Préc : 0 Rappel : 0 Erreur : 0.0</text:p>
      <text:p text:style-name="P13">Présente Audio+Video grâce à Video</text:p>
      <text:p text:style-name="P13">Train - Préc : 63.6 Rappel : 82.4 Erreur : 4.6</text:p>
      <text:p text:style-name="P13">Test - Préc : 77.3 Rappel : 85.9 Erreur : 3.8</text:p>
      <text:p text:style-name="P13"/>
      <text:p text:style-name="P13">* Présente sur un canal et absente sur l’aut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08:59:18.008000000</meta:creation-date>
    <dc:date>2018-01-03T19:18:24.617000000</dc:date>
    <meta:editing-duration>PT21M26S</meta:editing-duration>
    <meta:editing-cycles>5</meta:editing-cycles>
    <meta:generator>LibreOffice/5.2.3.3$Windows_X86_64 LibreOffice_project/d54a8868f08a7b39642414cf2c8ef2f228f780cf</meta:generator>
    <meta:document-statistic meta:table-count="0" meta:image-count="0" meta:object-count="0" meta:page-count="3" meta:paragraph-count="95" meta:word-count="1105" meta:character-count="5636" meta:non-whitespace-character-count="4622"/>
  </office:meta>
</office:document-meta>
</file>